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 style:data-style-name="N84">
      <style:table-cell-properties fo:background-color="transparent"/>
    </style:style>
    <style:style style:name="ce6" style:family="table-cell" style:parent-style-name="Default" style:data-style-name="N100">
      <style:table-cell-properties fo:background-color="transparent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8" table:default-cell-style-name="ce3"/>
        <table:table-column table:style-name="co1" table:default-cell-style-name="ce6"/>
        <table:table-column table:style-name="co1" table:number-columns-repeated="1011" table:default-cell-style-name="ce3"/>
        <table:table-row table:style-name="ro1">
          <table:table-cell office:value-type="string" calcext:value-type="string">
            <text:p>bio:participa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io:date</text:p>
          </table:table-cell>
          <table:table-cell table:number-columns-repeated="2"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 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 ID</text:p>
          </table:table-cell>
          <table:table-cell office:value-type="string" calcext:value-type="string">
            <text:p>relationship:knowof</text:p>
          </table:table-cell>
          <table:table-cell table:number-columns-repeated="3" office:value-type="string" calcext:value-type="string">
            <text:p>dcterms:source</text:p>
          </table:table-cell>
          <table:table-cell table:number-columns-repeated="1009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028" calcext:value-type="float">
            <text:p>4028</text:p>
          </table:table-cell>
          <table:table-cell table:formula="of:=COM.MICROSOFT.CONCAT([.E2];&quot;, &quot;;[.D2];&quot; &quot;;[.F2])" office:value-type="string" office:string-value="1796, Nanny Queen freedom petition" calcext:value-type="string">
            <text:p>1796, Nanny Queen freedom petition</text:p>
          </table:table-cell>
          <table:table-cell office:value-type="string" calcext:value-type="string">
            <text:p>Nann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possibly fre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pan text:style-name="T1"><text:a xlink:href="http://earlywashingtondc.org/cases/" xlink:type="simple">http://earlywashingtondc.org/cases/</text:a></text:span>oscys.caseid.0504</text:p>
          </table:table-cell>
          <table:table-cell table:number-columns-repeated="1011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075" calcext:value-type="float">
            <text:p>4075</text:p>
          </table:table-cell>
          <table:table-cell table:formula="of:=COM.MICROSOFT.CONCAT([.E3];&quot;, &quot;;[.D3];&quot; &quot;;[.F3])" office:value-type="string" office:string-value="1796, Priscilla Queen freedom petition" calcext:value-type="string">
            <text:p>1796, Priscilla Queen freedom petition</text:p>
          </table:table-cell>
          <table:table-cell office:value-type="string" calcext:value-type="string">
            <text:p>Priscilla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possibly fre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/cases" xlink:type="simple">http://earlywashingtondc.org/cases/cases</text:a>/oscys.casei</text:p>
          </table:table-cell>
          <table:table-cell table:number-columns-repeated="1011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015" calcext:value-type="float">
            <text:p>4015</text:p>
          </table:table-cell>
          <table:table-cell table:formula="of:=COM.MICROSOFT.CONCAT([.E4];&quot;, &quot;;[.D4];&quot; &quot;;[.F4])" office:value-type="string" office:string-value="1796, Simon Queen freedom petition" calcext:value-type="string">
            <text:p>1796, Simon Queen freedom petition</text:p>
          </table:table-cell>
          <table:table-cell office:value-type="string" calcext:value-type="string">
            <text:p>Simon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possibly fre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families/queen</text:p>
          </table:table-cell>
          <table:table-cell table:number-columns-repeated="1011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4522" calcext:value-type="float">
            <text:p>4522</text:p>
          </table:table-cell>
          <table:table-cell table:formula="of:=COM.MICROSOFT.CONCAT([.E5];&quot;, &quot;;[.D5];&quot; &quot;;[.F5])" office:value-type="string" office:string-value="1794, Ann (Nanny) Queen freedom petition" calcext:value-type="string">
            <text:p>1794, Ann (Nanny) Queen freedom petition</text:p>
          </table:table-cell>
          <table:table-cell office:value-type="string" calcext:value-type="string">
            <text:p>Ann (Nanny) Queen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; daughter of Henny Queen (4016)</text:p>
          </table:table-cell>
          <table:table-cell office:value-type="string" calcext:value-type="string">
            <text:p>Harford Cnty, MD</text:p>
          </table:table-cell>
          <table:table-cell office:value-type="string" calcext:value-type="string">
            <text:p>Sylvester Boarman</text:p>
          </table:table-cell>
          <table:table-cell office:value-type="string" calcext:value-type="string">
            <text:p>J062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<text:a xlink:href="http://earlywashingtondc.org/cases" xlink:type="simple">http://earlywashingtondc.org/cases</text:a>/oscys.caseid.0386</text:p>
          </table:table-cell>
          <table:table-cell table:number-columns-repeated="1011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4523" calcext:value-type="float">
            <text:p>4523</text:p>
          </table:table-cell>
          <table:table-cell table:formula="of:=COM.MICROSOFT.CONCAT([.E6];&quot;, &quot;;[.D6];&quot; &quot;;[.F6])" office:value-type="string" office:string-value="1794, David Queen freedom petition" calcext:value-type="string">
            <text:p>1794, David Queen freedom petition</text:p>
          </table:table-cell>
          <table:table-cell office:value-type="string" calcext:value-type="string">
            <text:p>David Queen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; child of Mary (4027)</text:p>
          </table:table-cell>
          <table:table-cell office:value-type="string" calcext:value-type="string">
            <text:p>Harford Cnty, MD</text:p>
          </table:table-cell>
          <table:table-cell office:value-type="string" calcext:value-type="string">
            <text:p>Sylvester Boarman</text:p>
          </table:table-cell>
          <table:table-cell office:value-type="string" calcext:value-type="string">
            <text:p>J062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<text:a xlink:href="http://earlywashingtondc/" xlink:type="simple">http://earlywashingtondc</text:a>.org/cases/oscys.caseid.0387</text:p>
          </table:table-cell>
          <table:table-cell table:number-columns-repeated="1011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022" calcext:value-type="float">
            <text:p>4022</text:p>
          </table:table-cell>
          <table:table-cell table:formula="of:=COM.MICROSOFT.CONCAT([.E7];&quot;, &quot;;[.D7];&quot; &quot;;[.F7])" office:value-type="string" office:string-value="1796, Phillis Queen freedom petition" calcext:value-type="string">
            <text:p>1796, Phillis Queen freedom petition</text:p>
          </table:table-cell>
          <table:table-cell office:value-type="string" calcext:value-type="string">
            <text:p>Philli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85</text:p>
          </table:table-cell>
          <table:table-cell table:number-columns-repeated="1011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067" calcext:value-type="float">
            <text:p>4067</text:p>
          </table:table-cell>
          <table:table-cell table:formula="of:=COM.MICROSOFT.CONCAT([.E8];&quot;, &quot;;[.D8];&quot; &quot;;[.F8])" office:value-type="string" office:string-value="1796, Susanna (Sucky) Queen freedom petition" calcext:value-type="string">
            <text:p>1796, Susanna (Sucky) Queen freedom petition</text:p>
          </table:table-cell>
          <table:table-cell office:value-type="string" calcext:value-type="string">
            <text:p>Susanna (Sucky)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possibly fre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86</text:p>
          </table:table-cell>
          <table:table-cell table:number-columns-repeated="1011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068" calcext:value-type="float">
            <text:p>4068</text:p>
          </table:table-cell>
          <table:table-cell table:formula="of:=COM.MICROSOFT.CONCAT([.E9];&quot;, &quot;;[.D9];&quot; &quot;;[.F9])" office:value-type="string" office:string-value="1796, Betty Queen freedom petition" calcext:value-type="string">
            <text:p>1796, Betty Queen freedom petition</text:p>
          </table:table-cell>
          <table:table-cell office:value-type="string" calcext:value-type="string">
            <text:p>Bett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87</text:p>
          </table:table-cell>
          <table:table-cell table:number-columns-repeated="1011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4232" calcext:value-type="float">
            <text:p>4232</text:p>
          </table:table-cell>
          <table:table-cell table:formula="of:=COM.MICROSOFT.CONCAT([.E10];&quot;, &quot;;[.D10];&quot; &quot;;[.F10])" office:value-type="string" office:string-value="1796, Proteus Queen freedom petition" calcext:value-type="string">
            <text:p>1796, Proteus Queen freedom petition</text:p>
          </table:table-cell>
          <table:table-cell office:value-type="string" calcext:value-type="string">
            <text:p>Proteu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89</text:p>
          </table:table-cell>
          <table:table-cell table:number-columns-repeated="1011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069" calcext:value-type="float">
            <text:p>4069</text:p>
          </table:table-cell>
          <table:table-cell table:formula="of:=COM.MICROSOFT.CONCAT([.E11];&quot;, &quot;;[.D11];&quot; &quot;;[.F11])" office:value-type="string" office:string-value="1796, Gervais Queen freedom petition" calcext:value-type="string">
            <text:p>1796, Gervais Queen freedom petition</text:p>
          </table:table-cell>
          <table:table-cell office:value-type="string" calcext:value-type="string">
            <text:p>Gervai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88</text:p>
          </table:table-cell>
          <table:table-cell table:number-columns-repeated="1011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054" calcext:value-type="float">
            <text:p>4054</text:p>
          </table:table-cell>
          <table:table-cell table:formula="of:=COM.MICROSOFT.CONCAT([.E12];&quot;, &quot;;[.D12];&quot; &quot;;[.F12])" office:value-type="string" office:string-value="1794, Edward (Ned) Queen freedom petition" calcext:value-type="string">
            <text:p>1794, Edward (Ned) Queen freedom petition</text:p>
          </table:table-cell>
          <table:table-cell office:value-type="string" calcext:value-type="string">
            <text:p>Edward (Ned) Queen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338</text:p>
          </table:table-cell>
          <table:table-cell table:number-columns-repeated="1011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023" calcext:value-type="float">
            <text:p>4023</text:p>
          </table:table-cell>
          <table:table-cell table:formula="of:=COM.MICROSOFT.CONCAT([.E13];&quot;, &quot;;[.D13];&quot; &quot;;[.F13])" office:value-type="string" office:string-value="1796, Mary Queen freedom petition" calcext:value-type="string">
            <text:p>1796, Mary Queen freedom petition</text:p>
          </table:table-cell>
          <table:table-cell office:value-type="string" calcext:value-type="string">
            <text:p>Mar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0</text:p>
          </table:table-cell>
          <table:table-cell table:number-columns-repeated="1011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031" calcext:value-type="float">
            <text:p>4031</text:p>
          </table:table-cell>
          <table:table-cell table:formula="of:=COM.MICROSOFT.CONCAT([.E14];&quot;, &quot;;[.D14];&quot; &quot;;[.F14])" office:value-type="string" office:string-value="1810, Priscilla Queen freedom petition" calcext:value-type="string">
            <text:p>1810, Priscilla Queen freedom petition</text:p>
          </table:table-cell>
          <table:table-cell office:value-type="string" calcext:value-type="string">
            <text:p>Priscilla Queen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<text:a xlink:href="http://earlywashingtondc.org/cases" xlink:type="simple">http://earlywashingtondc.org/cases</text:a>/oscys.caseid.0025</text:p>
          </table:table-cell>
          <table:table-cell table:number-columns-repeated="1011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040" calcext:value-type="float">
            <text:p>4040</text:p>
          </table:table-cell>
          <table:table-cell table:formula="of:=COM.MICROSOFT.CONCAT([.E15];&quot;, &quot;;[.D15];&quot; &quot;;[.F15])" office:value-type="string" office:string-value="1796, Nancy Queen freedom petition" calcext:value-type="string">
            <text:p>1796, Nancy Queen freedom petition</text:p>
          </table:table-cell>
          <table:table-cell office:value-type="string" calcext:value-type="string">
            <text:p>Nanc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not awarded</text:p>
          </table:table-cell>
          <table:table-cell/>
          <table:table-cell office:value-type="string" calcext:value-type="string">
            <text:p>Charles Sewall</text:p>
          </table:table-cell>
          <table:table-cell office:value-type="string" calcext:value-type="string">
            <text:p>J01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<text:a xlink:href="http://earlywashingtondc.org/cases" xlink:type="simple">http://earlywashingtondc.org/cases</text:a>/oscys.caseid.0341</text:p>
          </table:table-cell>
          <table:table-cell table:number-columns-repeated="1011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4501" calcext:value-type="float">
            <text:p>4501</text:p>
          </table:table-cell>
          <table:table-cell table:formula="of:=COM.MICROSOFT.CONCAT([.E16];&quot;, &quot;;[.D16];&quot; &quot;;[.F16])" office:value-type="string" office:string-value="1809, Nancy Queen freedom petition" calcext:value-type="string">
            <text:p>1809, Nancy Queen freedom petition</text:p>
          </table:table-cell>
          <table:table-cell office:value-type="string" calcext:value-type="string">
            <text:p>Nancy Queen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Charles Neale</text:p>
          </table:table-cell>
          <table:table-cell office:value-type="string" calcext:value-type="string">
            <text:p>J022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<text:a xlink:href="http://earlywashingtondc.org/families/queen" xlink:type="simple">http://earlywashingtondc.org/families/queen</text:a></text:p>
          </table:table-cell>
          <table:table-cell table:number-columns-repeated="1011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4502" calcext:value-type="float">
            <text:p>4502</text:p>
          </table:table-cell>
          <table:table-cell table:formula="of:=COM.MICROSOFT.CONCAT([.E17];&quot;, &quot;;[.D17];&quot; &quot;;[.F17])" office:value-type="string" office:string-value="1810, Nancy Queen freedom petition" calcext:value-type="string">
            <text:p>1810, Nancy Queen freedom petition</text:p>
          </table:table-cell>
          <table:table-cell office:value-type="string" calcext:value-type="string">
            <text:p>Nancy Queen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not awarded</text:p>
          </table:table-cell>
          <table:table-cell/>
          <table:table-cell office:value-type="string" calcext:value-type="string">
            <text:p>Charles Neale</text:p>
          </table:table-cell>
          <table:table-cell office:value-type="string" calcext:value-type="string">
            <text:p>J022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<text:a xlink:href="http://earlywashingtondc.org/cases" xlink:type="simple">http://earlywashingtondc.org/cases</text:a>/oscys.caseid.0340</text:p>
          </table:table-cell>
          <table:table-cell table:number-columns-repeated="1011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077" calcext:value-type="float">
            <text:p>4077</text:p>
          </table:table-cell>
          <table:table-cell table:formula="of:=COM.MICROSOFT.CONCAT([.E18];&quot;, &quot;;[.D18];&quot; &quot;;[.F18])" office:value-type="string" office:string-value="1796, Sally Queen freedom petition" calcext:value-type="string">
            <text:p>1796, Sally Queen freedom petition</text:p>
          </table:table-cell>
          <table:table-cell office:value-type="string" calcext:value-type="string">
            <text:p>Sall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1</text:p>
          </table:table-cell>
          <table:table-cell table:number-columns-repeated="1011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4504" calcext:value-type="float">
            <text:p>4504</text:p>
          </table:table-cell>
          <table:table-cell table:formula="of:=COM.MICROSOFT.CONCAT([.E19];&quot;, &quot;;[.D19];&quot; &quot;;[.F19])" office:value-type="string" office:string-value="1796, Phillis Queen freedom petition" calcext:value-type="string">
            <text:p>1796, Phillis Queen freedom petition</text:p>
          </table:table-cell>
          <table:table-cell office:value-type="string" calcext:value-type="string">
            <text:p>Philli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2</text:p>
          </table:table-cell>
          <table:table-cell table:number-columns-repeated="1011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079" calcext:value-type="float">
            <text:p>4079</text:p>
          </table:table-cell>
          <table:table-cell table:formula="of:=COM.MICROSOFT.CONCAT([.E20];&quot;, &quot;;[.D20];&quot; &quot;;[.F20])" office:value-type="string" office:string-value="1796, Billey Queen freedom petition" calcext:value-type="string">
            <text:p>1796, Billey Queen freedom petition</text:p>
          </table:table-cell>
          <table:table-cell office:value-type="string" calcext:value-type="string">
            <text:p>Bille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3</text:p>
          </table:table-cell>
          <table:table-cell table:number-columns-repeated="1011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078" calcext:value-type="float">
            <text:p>4078</text:p>
          </table:table-cell>
          <table:table-cell table:formula="of:=COM.MICROSOFT.CONCAT([.E21];&quot;, &quot;;[.D21];&quot; &quot;;[.F21])" office:value-type="string" office:string-value="1796, John Queen freedom petition" calcext:value-type="string">
            <text:p>1796, John Queen freedom petition</text:p>
          </table:table-cell>
          <table:table-cell office:value-type="string" calcext:value-type="string">
            <text:p>John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4</text:p>
          </table:table-cell>
          <table:table-cell table:number-columns-repeated="1011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table:formula="of:=COM.MICROSOFT.CONCAT([.E22];&quot;, &quot;;[.D22];&quot; &quot;;[.F22])" office:value-type="string" office:string-value="1796, Thomas Queen freedom petition" calcext:value-type="string">
            <text:p>1796, Thomas Queen freedom petition</text:p>
          </table:table-cell>
          <table:table-cell office:value-type="string" calcext:value-type="string">
            <text:p>Thoma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5</text:p>
          </table:table-cell>
          <table:table-cell table:number-columns-repeated="1011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4508" calcext:value-type="float">
            <text:p>4508</text:p>
          </table:table-cell>
          <table:table-cell table:formula="of:=COM.MICROSOFT.CONCAT([.E23];&quot;, &quot;;[.D23];&quot; &quot;;[.F23])" office:value-type="string" office:string-value="1796, Bill Queen freedom petition" calcext:value-type="string">
            <text:p>1796, Bill Queen freedom petition</text:p>
          </table:table-cell>
          <table:table-cell office:value-type="string" calcext:value-type="string">
            <text:p>Bill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cases/oscys.caseid.0496 </text:p>
          </table:table-cell>
          <table:table-cell table:number-columns-repeated="1011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4509" calcext:value-type="float">
            <text:p>4509</text:p>
          </table:table-cell>
          <table:table-cell table:formula="of:=COM.MICROSOFT.CONCAT([.E24];&quot;, &quot;;[.D24];&quot; &quot;;[.F24])" office:value-type="string" office:string-value="1796, Kesiah Queen freedom petition" calcext:value-type="string">
            <text:p>1796, Kesiah Queen freedom petition</text:p>
          </table:table-cell>
          <table:table-cell office:value-type="string" calcext:value-type="string">
            <text:p>Kesiah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7</text:p>
          </table:table-cell>
          <table:table-cell table:number-columns-repeated="1011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4524" calcext:value-type="float">
            <text:p>4524</text:p>
          </table:table-cell>
          <table:table-cell table:formula="of:=COM.MICROSOFT.CONCAT([.E25];&quot;, &quot;;[.D25];&quot; &quot;;[.F25])" office:value-type="string" office:string-value="1796, Kesiah Queen’s son freedom petition" calcext:value-type="string">
            <text:p>1796, Kesiah Queen’s son freedom petition</text:p>
          </table:table-cell>
          <table:table-cell office:value-type="string" calcext:value-type="string">
            <text:p>Kesiah Queen’s so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/oscys.caseid.0497" xlink:type="simple">http://earlywashingtondc.org/cases/oscys.caseid.0497</text:a></text:p>
          </table:table-cell>
          <table:table-cell table:number-columns-repeated="1011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4510" calcext:value-type="float">
            <text:p>4510</text:p>
          </table:table-cell>
          <table:table-cell table:formula="of:=COM.MICROSOFT.CONCAT([.E26];&quot;, &quot;;[.D26];&quot; &quot;;[.F26])" office:value-type="string" office:string-value="1796, Nicholas Queen freedom petition" calcext:value-type="string">
            <text:p>1796, Nicholas Queen freedom petition</text:p>
          </table:table-cell>
          <table:table-cell office:value-type="string" calcext:value-type="string">
            <text:p>Nichola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8</text:p>
          </table:table-cell>
          <table:table-cell table:number-columns-repeated="1011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034" calcext:value-type="float">
            <text:p>4034</text:p>
          </table:table-cell>
          <table:table-cell table:formula="of:=COM.MICROSOFT.CONCAT([.E27];&quot;, &quot;;[.D27];&quot; &quot;;[.F27])" office:value-type="string" office:string-value="1796, Bet Queen freedom petition" calcext:value-type="string">
            <text:p>1796, Bet Queen freedom petition</text:p>
          </table:table-cell>
          <table:table-cell office:value-type="string" calcext:value-type="string">
            <text:p>Bet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499</text:p>
          </table:table-cell>
          <table:table-cell table:number-columns-repeated="1011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035" calcext:value-type="float">
            <text:p>4035</text:p>
          </table:table-cell>
          <table:table-cell table:formula="of:=COM.MICROSOFT.CONCAT([.E28];&quot;, &quot;;[.D28];&quot; &quot;;[.F28])" office:value-type="string" office:string-value="1796, Charity Queen freedom petition" calcext:value-type="string">
            <text:p>1796, Charity Queen freedom petition</text:p>
          </table:table-cell>
          <table:table-cell office:value-type="string" calcext:value-type="string">
            <text:p>Charity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500</text:p>
          </table:table-cell>
          <table:table-cell table:number-columns-repeated="101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026" calcext:value-type="float">
            <text:p>4026</text:p>
          </table:table-cell>
          <table:table-cell table:formula="of:=COM.MICROSOFT.CONCAT([.E29];&quot;, &quot;;[.D29];&quot; &quot;;[.F29])" office:value-type="string" office:string-value="1796, Winifred Queen freedom petition" calcext:value-type="string">
            <text:p>1796, Winifred Queen freedom petition</text:p>
          </table:table-cell>
          <table:table-cell office:value-type="string" calcext:value-type="string">
            <text:p>Winifred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501</text:p>
          </table:table-cell>
          <table:table-cell table:number-columns-repeated="1011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4514" calcext:value-type="float">
            <text:p>4514</text:p>
          </table:table-cell>
          <table:table-cell table:formula="of:=COM.MICROSOFT.CONCAT([.E30];&quot;, &quot;;[.D30];&quot; &quot;;[.F30])" office:value-type="string" office:string-value="1796, Lewis Queen freedom petition" calcext:value-type="string">
            <text:p>1796, Lewis Queen freedom petition</text:p>
          </table:table-cell>
          <table:table-cell office:value-type="string" calcext:value-type="string">
            <text:p>Lewis Queen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reedom petition</text:p>
          </table:table-cell>
          <table:table-cell/>
          <table:table-cell office:value-type="string" calcext:value-type="string">
            <text:p>awarded freed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cases" xlink:type="simple">http://earlywashingtondc.org/cases</text:a>/oscys.caseid.0505</text:p>
          </table:table-cell>
          <table:table-cell table:number-columns-repeated="1011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4515" calcext:value-type="float">
            <text:p>4515</text:p>
          </table:table-cell>
          <table:table-cell table:formula="of:=COM.MICROSOFT.CONCAT([.E31];&quot;, &quot;;[.D31];&quot; &quot;;[.F31])" office:value-type="string" office:string-value="1811, Charles Queen estate transfer" calcext:value-type="string">
            <text:p>1811, Charles Queen estate transfer</text:p>
          </table:table-cell>
          <table:table-cell office:value-type="string" calcext:value-type="string">
            <text:p>Charles Queen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estate transfer</text:p>
          </table:table-cell>
          <table:table-cell/>
          <table:table-cell office:value-type="string" calcext:value-type="string">
            <text:p>child of Susanna (Sucky) Queen and possibly John Ash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families/queen" xlink:type="simple">http://earlywashingtondc.org/families/queen</text:a></text:p>
          </table:table-cell>
          <table:table-cell table:number-columns-repeated="1011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123" calcext:value-type="float">
            <text:p>4123</text:p>
          </table:table-cell>
          <table:table-cell table:formula="of:=COM.MICROSOFT.CONCAT([.E32];&quot;, &quot;;[.D32];&quot; &quot;;[.F32])" office:value-type="string" office:string-value="1811, Elizabeth Queen estate transfer" calcext:value-type="string">
            <text:p>1811, Elizabeth Queen estate transfer</text:p>
          </table:table-cell>
          <table:table-cell office:value-type="string" calcext:value-type="string">
            <text:p>Elizabeth Queen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estate transfer</text:p>
          </table:table-cell>
          <table:table-cell/>
          <table:table-cell office:value-type="string" calcext:value-type="string">
            <text:p>child of Susanna (Sucky) Queen and possibly John Ash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://earlywashingtondc.org/families/queen" xlink:type="simple">http://earlywashingtondc.org/families/queen</text:a></text:p>
          </table:table-cell>
          <table:table-cell table:number-columns-repeated="1011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044" calcext:value-type="float">
            <text:p>4044</text:p>
          </table:table-cell>
          <table:table-cell table:formula="of:=COM.MICROSOFT.CONCAT([.E33];&quot;, &quot;;[.D33];&quot; &quot;;[.F33])" office:value-type="string" office:string-value="1791, Charles Mahoney freedom petition" calcext:value-type="string">
            <text:p>1791, Charles Mahoney freedom petition</text:p>
          </table:table-cell>
          <table:table-cell office:value-type="string" calcext:value-type="string">
            <text:p>Charles Mahoney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freedom peti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cases/oscys.caseid.0481</text:p>
          </table:table-cell>
          <table:table-cell table:number-columns-repeated="1011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4517" calcext:value-type="float">
            <text:p>4517</text:p>
          </table:table-cell>
          <table:table-cell table:formula="of:=COM.MICROSOFT.CONCAT([.E34];&quot;, &quot;;[.D34];&quot; &quot;;[.F34])" office:value-type="string" office:string-value="1791, Daniel Mahoney freedom petition" calcext:value-type="string">
            <text:p>1791, Daniel Mahoney freedom petition</text:p>
          </table:table-cell>
          <table:table-cell office:value-type="string" calcext:value-type="string">
            <text:p>Daniel Mahoney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freedom peti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cases/oscys.caseid.0483</text:p>
          </table:table-cell>
          <table:table-cell table:number-columns-repeated="1011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046" calcext:value-type="float">
            <text:p>4046</text:p>
          </table:table-cell>
          <table:table-cell table:formula="of:=COM.MICROSOFT.CONCAT([.E35];&quot;, &quot;;[.D35];&quot; &quot;;[.F35])" office:value-type="string" office:string-value="1791, Patrick Mahoney freedom petition" calcext:value-type="string">
            <text:p>1791, Patrick Mahoney freedom petition</text:p>
          </table:table-cell>
          <table:table-cell office:value-type="string" calcext:value-type="string">
            <text:p>Patrick Mahoney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freedom peti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cases/oscys.caseid.0482</text:p>
          </table:table-cell>
          <table:table-cell table:number-columns-repeated="1011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4518" calcext:value-type="float">
            <text:p>4518</text:p>
          </table:table-cell>
          <table:table-cell table:formula="of:=COM.MICROSOFT.CONCAT([.E36];&quot;, &quot;;[.D36];&quot; &quot;;[.F36])" office:value-type="string" office:string-value="-38616, Bernard Mahoney mention" calcext:value-type="string">
            <text:p>-38616, Bernard Mahoney mention</text:p>
          </table:table-cell>
          <table:table-cell office:value-type="string" calcext:value-type="string">
            <text:p>Bernard Mahoney</text:p>
          </table:table-cell>
          <table:table-cell table:style-name="ce5" office:value-type="date" office:date-value="1794-04-08" calcext:value-type="date">
            <text:p>1794-04-0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doc/oscys.mdcase.0008.049</text:p>
          </table:table-cell>
          <table:table-cell table:number-columns-repeated="1011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045" calcext:value-type="float">
            <text:p>4045</text:p>
          </table:table-cell>
          <table:table-cell table:formula="of:=COM.MICROSOFT.CONCAT([.E37];&quot;, &quot;;[.D37];&quot; &quot;;[.F37])" office:value-type="string" office:string-value="-38616, James Mahoney mention" calcext:value-type="string">
            <text:p>-38616, James Mahoney mention</text:p>
          </table:table-cell>
          <table:table-cell office:value-type="string" calcext:value-type="string">
            <text:p>James Mahoney</text:p>
          </table:table-cell>
          <table:table-cell table:style-name="ce5" office:value-type="date" office:date-value="1794-04-08" calcext:value-type="date">
            <text:p>1794-04-0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doc/oscys.mdcase.0008.049</text:p>
          </table:table-cell>
          <table:table-cell table:number-columns-repeated="1011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4519" calcext:value-type="float">
            <text:p>4519</text:p>
          </table:table-cell>
          <table:table-cell table:formula="of:=COM.MICROSOFT.CONCAT([.E38];&quot;, &quot;;[.D38];&quot; &quot;;[.F38])" office:value-type="string" office:string-value="-38616, Joseph Mahoney mention" calcext:value-type="string">
            <text:p>-38616, Joseph Mahoney mention</text:p>
          </table:table-cell>
          <table:table-cell office:value-type="string" calcext:value-type="string">
            <text:p>Joseph Mahoney</text:p>
          </table:table-cell>
          <table:table-cell table:style-name="ce5" office:value-type="date" office:date-value="1794-04-08" calcext:value-type="date">
            <text:p>1794-04-0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doc/oscys.mdcase.0008.049</text:p>
          </table:table-cell>
          <table:table-cell table:number-columns-repeated="1011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4520" calcext:value-type="float">
            <text:p>4520</text:p>
          </table:table-cell>
          <table:table-cell table:formula="of:=COM.MICROSOFT.CONCAT([.E39];&quot;, &quot;;[.D39];&quot; &quot;;[.F39])" office:value-type="string" office:string-value="-38616, Robert Mahoney mention" calcext:value-type="string">
            <text:p>-38616, Robert Mahoney mention</text:p>
          </table:table-cell>
          <table:table-cell office:value-type="string" calcext:value-type="string">
            <text:p>Robert Mahoney</text:p>
          </table:table-cell>
          <table:table-cell table:style-name="ce5" office:value-type="date" office:date-value="1794-04-08" calcext:value-type="date">
            <text:p>1794-04-0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doc/oscys.mdcase.0008.049</text:p>
          </table:table-cell>
          <table:table-cell table:number-columns-repeated="1011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4521" calcext:value-type="float">
            <text:p>4521</text:p>
          </table:table-cell>
          <table:table-cell table:formula="of:=COM.MICROSOFT.CONCAT([.E40];&quot;, &quot;;[.D40];&quot; &quot;;[.F40])" office:value-type="string" office:string-value="-38616, Thomas Mahoney mention" calcext:value-type="string">
            <text:p>-38616, Thomas Mahoney mention</text:p>
          </table:table-cell>
          <table:table-cell office:value-type="string" calcext:value-type="string">
            <text:p>Thomas Mahoney</text:p>
          </table:table-cell>
          <table:table-cell table:style-name="ce5" office:value-type="date" office:date-value="1794-04-08" calcext:value-type="date">
            <text:p>1794-04-08</text:p>
          </table:table-cell>
          <table:table-cell office:value-type="string" calcext:value-type="string">
            <text:p>ment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John Ashton</text:p>
          </table:table-cell>
          <table:table-cell office:value-type="string" calcext:value-type="string">
            <text:p>J008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http://earlywashingtondc.org/doc/oscys.mdcase.0008.049</text:p>
          </table:table-cell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1:Sheet1.AMJ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09:59:56.409795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Leon</meta:initial-creator>
    <meta:creation-date>2019-03-12T14:24:38.957005960</meta:creation-date>
    <dc:date>2019-03-13T13:02:07.635930788</dc:date>
    <dc:creator>Sharon Leon</dc:creator>
    <meta:editing-duration>PT14H35M32S</meta:editing-duration>
    <meta:editing-cycles>9</meta:editing-cycles>
    <meta:generator>LibreOffice/6.1.0.3$MacOSX_X86_64 LibreOffice_project/efb621ed25068d70781dc026f7e9c5187a4decd1</meta:generator>
    <meta:document-statistic meta:table-count="1" meta:cell-count="471" meta:object-count="0"/>
  </office:meta>
</office:document-meta>
</file>